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2000005C2EE0D1170BBC87705.png" manifest:media-type="image/png"/>
  <manifest:file-entry manifest:full-path="Pictures/100002010000018000000180CCC02B30CBBDEF4A.png" manifest:media-type="image/png"/>
  <manifest:file-entry manifest:full-path="Pictures/1000020100000349000001F63B61FA97CF6334BD.png" manifest:media-type="image/png"/>
  <manifest:file-entry manifest:full-path="Pictures/10000201000001800000018077607F5D16C44CA9.png" manifest:media-type="image/png"/>
  <manifest:file-entry manifest:full-path="Pictures/10000201000001800000018012D3FD39D0C98F9C.png" manifest:media-type="image/png"/>
  <manifest:file-entry manifest:full-path="Pictures/1000020100000180000001801ABC8BE2262853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245cm"/>
    </style:style>
    <style:style style:name="gr28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.5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12pt" fo:letter-spacing="normal" fo:font-style="normal" style:text-underline-style="none" fo:font-weight="bold" style:font-name-asian="HGMaruGothicMPRO1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11pt" style:font-size-asian="16pt" style:font-size-complex="16pt"/>
    </style:style>
    <style:style style:name="T6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3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79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9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1">AWS</text:span><text:span text:style-name="T1"><text:line-break/></text:span><text:span text:style-name="T1">Credi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0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5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6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3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19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5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Rectangle 89" draw:style-name="gr23" draw:text-style-name="P15" draw:layer="layout" svg:width="5.753cm" svg:height="0.758cm" svg:x="20.018cm" svg:y="18.635cm">
          <text:p text:style-name="P10"><text:span text:style-name="T3">Expires: 2020-10-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custom-shape draw:name="TextBox 1" draw:style-name="gr24" draw:text-style-name="P17" draw:layer="layout" svg:width="5.473cm" svg:height="1.267cm" svg:x="11.233cm" svg:y="9.802cm">
          <text:p text:style-name="P16"><text:span text:style-name="T4">$125 Cred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5" draw:text-style-name="P1" draw:layer="layout" svg:x1="8cm" svg:y1="17.397cm" svg:x2="21.475cm" svg:y2="17.4cm">
          <text:p/>
        </draw:line>
        <draw:frame draw:style-name="gr26" draw:text-style-name="P18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draw:frame draw:style-name="gr27" draw:text-style-name="P19" draw:layer="layout" svg:width="23.4cm" svg:height="5.495cm" svg:x="2.314cm" svg:y="11cm">
          <draw:text-box>
            <text:p><text:span text:style-name="T5">PromotionCodes</text:span> applicable to: <text:line-break/><text:span text:style-name="T6">AmazonGlacier, AmazonQuickSight, AWSStorageGateway, AmazonDynamoDB, AmazonDAX, AmazonMQ, AWSCostExplorer, AlexaWebInfoService, AmazonEKS, AmazonKinesisAnalytics, AmazonLex, AmazonDocDB, AmazonEI, CloudHSM, IoTDeviceManagement, AmazonCloudFront, AmazonGuardDuty, AmazonWorkSpaces, AWSElementalMediaTailor, AmazonKinesisVideo, AWSDirectConnect, IoTDeviceDefender, AmazonCognitoSync, AWSEvents, AmazonChimeCallMe, A4B, AWSIoT1Click, AmazonKinesis, AWSCodeDeploy, AWSDirectoryService, AWSElementalMediaLive, AmazonGameOn, AmazonTextract, AmazonAppStream, AmazonSimpleDB, AmazonCognito, AmazonChimeVoiceConnector, AmazonRedshift, AmazonSumerian, AWSDatabaseMigrationSvc, AWSDeviceFarm, AmazonVPC, AWSDataTransfer, AmazonStates, AWSXRay, AmazonInspector, AmazonLightsail, AWSGreengrass, transcribe, AmazonPolly, AWSBudgets, AWSManagedServices, AWSCloudTrail, comprehend, AmazonMacie, SnowballExtraDays, AmazonPinpoint, AWSDataSync, AmazonQLDB, AmazonMSK, AmazonChimeBusinessCalling, AmazonManagedBlockchain, AmazonFSx, AmazonForecast, AlexaTopSites, translate, AWSConfig, AmazonNeptune, AWSBackup, AmazonECR, AWSCodePipeline, AmazonChimeDialin, AmazonECS, AWSFMS, ContactCenterTelecomm, datapipeline, AmazonCloudDirectory, AmazonKinesisFirehose, AmazonCloudSearch, AWSSecretsManager, AWSGlue, AWSSupportDeveloper, AmazonChime, AmazonES, AWSIoTThingsGraph, AWSAmplify, AmazonGameLift, AWSRoboMaker, awskms, AmazonAthena, comprehendmedical, AWSCodeCommit, AWSQueueService, AmazonWorkLink, AmazonCloudWatch, AmazonApiGateway, AWSSupportBusiness, AmazonRoute53, AWSIoT, AmazonWorkMail, AWSShield, AmazonEC2, AmazonS3, AmazonElastiCache, AmazonSWF, AWSMediaConnect, AWSSystemsManager, AmazonML, awswaf, AmazonETS, AWSIoTAnalytics, IngestionServiceSnowball, AmazonRekognition, AWSDeveloperSupport, OpsWorks, AWSLambda, AWSTransfer, mobileanalytics, AWSCloudMap, ElasticMapReduce, AWSElementalMediaStore, AmazonSES, AmazonWorkDocs, AmazonConnect, AWSServiceCatalog, AmazonRDS, AmazonSNS, AmazonSageMaker, AWSElementalMediaConvert, AWSAppSync, CodeBuild, AWSElementalMediaPackage, AWSCertificateManager, AmazonPersonalize, AmazonEFS, AWSGlobalAccelerator</text:span></text:p>
          </draw:text-box>
        </draw:fram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HGMaruGothicMPRO1" svg:font-family="HGMaruGothicMPR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fo:padding-top="0.125cm" fo:padding-bottom="0.125cm" fo:padding-left="0.25cm" fo:padding-right="0.25cm" fo:wrap-option="wrap" draw:shadow="hidden" draw:shadow-offset-x="0.2cm" draw:shadow-offset-y="0.2cm" draw:shadow-color="#808080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0-02-05">20-2-5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meer Rathi-MSBA20A</meta:initial-creator>
    <meta:editing-cycles>44</meta:editing-cycles>
    <meta:print-date>2019-09-16T19:30:49</meta:print-date>
    <meta:creation-date>2019-09-16T16:40:44</meta:creation-date>
    <dc:date>2020-02-05T23:42:36.564560576</dc:date>
    <meta:editing-duration>P3DT18M57S</meta:editing-duration>
    <meta:generator>LibreOffice/6.0.7.3$Linux_X86_64 LibreOffice_project/00m0$Build-3</meta:generator>
    <meta:document-statistic meta:object-count="8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